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F" svg:font-family=""/>
    <style:font-face style:name="FreeSans" svg:font-family="FreeSans" style:font-family-generic="swiss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ans" fo:font-size="32pt" fo:font-weight="normal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ff0000" loext:opacity="100%" style:font-name="FreeSans" fo:font-size="32pt" fo:font-weight="normal" style:font-size-asian="32pt" style:font-weight-asian="normal" style:font-size-complex="32pt" style:font-weight-complex="normal"/>
    </style:style>
    <style:style style:name="T1" style:family="text">
      <style:text-properties officeooo:rsid="001e4eb8"/>
    </style:style>
    <style:style style:name="T2" style:family="text">
      <style:text-properties officeooo:rsid="001ee277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8pt" officeooo:rsid="001ee277" style:font-size-asian="48pt" style:font-size-complex="48pt"/>
    </style:style>
    <style:style style:name="T5" style:family="text">
      <style:text-properties fo:font-size="48pt" officeooo:rsid="001e4eb8" style:font-size-asian="48pt" style:font-size-complex="48pt"/>
    </style:style>
    <style:style style:name="T6" style:family="text">
      <style:text-properties officeooo:rsid="002098be"/>
    </style:style>
    <style:style style:name="T7" style:family="text">
      <style:text-properties fo:font-size="54pt" style:font-size-asian="47.25pt" style:font-size-complex="54pt"/>
    </style:style>
    <style:style style:name="T8" style:family="text">
      <style:text-properties style:font-name="F"/>
    </style:style>
    <style:style style:name="T9" style:family="text">
      <style:text-properties style:font-name="F" fo:font-size="32pt" style:font-size-asian="28pt" style:font-size-complex="3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ARE THE NEXT</text:p>
      <text:p text:style-name="P1">I CAN SEE YOU</text:p>
      <text:p text:style-name="P1"/>
      <text:p text:style-name="P1">NOW ITS TOO LATE</text:p>
      <text:p text:style-name="P1">I GOT YOU…….</text:p>
      <text:p text:style-name="P1"/>
      <text:p text:style-name="P1">YOU HAVE BEEN</text:p>
      <text:p text:style-name="P1">WARN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D</text:span>ON’T LOOK AT <text:span text:style-name="T6">B</text:span>EHIND YO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F" svg:font-family=""/>
    <style:font-face style:name="FreeSans" svg:font-family="FreeSans" style:font-family-generic="swiss" style:font-pitch="variable"/>
    <style:font-face style:name="Gargi" svg:font-family="Garg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0:32:09.256732009</meta:creation-date>
    <dc:date>2024-02-25T11:20:50.027935833</dc:date>
    <meta:editing-duration>PT12M36S</meta:editing-duration>
    <meta:editing-cycles>1</meta:editing-cycles>
    <meta:document-statistic meta:table-count="0" meta:image-count="0" meta:object-count="0" meta:page-count="1" meta:paragraph-count="7" meta:word-count="24" meta:character-count="100" meta:non-whitespace-character-count="83"/>
    <meta:generator>LibreOffice/7.3.7.2$Linux_X86_64 LibreOffice_project/30$Build-2</meta:generator>
  </office:meta>
</office:document-meta>
</file>